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style:font-name="Liberation Serif1" fo:font-size="12pt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letter-spacing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Liberation Serif1" fo:font-size="12pt" fo:letter-spacing="normal" fo:font-style="normal" fo:font-weight="normal"/>
    </style:style>
    <style:style style:name="T1" style:family="text">
      <style:text-properties style:font-name="Liberation Serif1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{</text:p>
      <text:p text:style-name="P1">Problema 5</text:p>
      <text:p text:style-name="P1">Să se determine tipul (dacă sunt reale pozitive sau negative, complexe) rădăcinilor polinomului </text:p>
      <text:p text:style-name="P1">p(x) = 3x^6 + x^4 − 2x^3 − 5.</text:p>
      <text:p text:style-name="P1">%sa se determine tipul (daca ssunt reale pozitive sau negative, complexe) radacinile polinomului de mai jos</text:p>
      <text:p text:style-name="P1">%}</text:p>
      <text:p text:style-name="P1">p = [3 0 1 -2 0 0 -5]</text:p>
      <text:p text:style-name="P1">polyout(p, 'x')</text:p>
      <text:p text:style-name="P1">x = roots(p)</text:p>
      <text:p text:style-name="P2"> </text:p>
      <text:p text:style-name="P1">%{</text:p>
      <text:p text:style-name="P1">ans =</text:p>
      <text:p text:style-name="P2">   <text:span text:style-name="T1">1.13030 + 0.00000i</text:span></text:p>
      <text:p text:style-name="P2">   <text:span text:style-name="T1">0.47581 + 0.90192i</text:span></text:p>
      <text:p text:style-name="P2">   <text:span text:style-name="T1">0.47581 - 0.90192i</text:span></text:p>
      <text:p text:style-name="P2">  <text:span text:style-name="T1">-0.56027 + 1.07754i</text:span></text:p>
      <text:p text:style-name="P2">  <text:span text:style-name="T1">-0.56027 - 1.07754i</text:span></text:p>
      <text:p text:style-name="P2">  <text:span text:style-name="T1">-0.96138 + 0.00000i</text:span></text:p>
      <text:p text:style-name="P1">%}</text:p>
      <text:p text:style-name="P2"> </text:p>
      <text:p text:style-name="P1">%{</text:p>
      <text:p text:style-name="P1">Problema 6</text:p>
      <text:p text:style-name="P1">%}</text:p>
      <text:p text:style-name="P2"> </text:p>
      <text:p text:style-name="P1">function [f] = f_2(x) </text:p>
      <text:p text:style-name="P1">% f_2(x) = 0, cu x = [x(1);x(2)]</text:p>
      <text:p text:style-name="P1">% reprezinta un sistem de ecuatii neliniare de ordinul 2x2</text:p>
      <text:p text:style-name="P1">f1 = x(1)^2 + x(2)^2 - 50; </text:p>
      <text:p text:style-name="P1">f2 = x(1)*x(2) -25; </text:p>
      <text:p text:style-name="P1">f = [f1;f2]; </text:p>
      <text:p text:style-name="P1">% end function</text:p>
      <text:p text:style-name="P1"><text:soft-page-break/>endfunction</text:p>
      <text:p text:style-name="P2"> </text:p>
      <text:p text:style-name="P1">function [J] = jacob2x2(x) </text:p>
      <text:p text:style-name="P1">% functie care evalueaza Jacobian-ul unui sistem de ecuatii neliniare de ordinul 2x2</text:p>
      <text:p text:style-name="P2">  <text:span text:style-name="T1">J(1,1) = 2*x(1); J(1,2) = 2*x(2); </text:span></text:p>
      <text:p text:style-name="P2">  <text:span text:style-name="T1">J(2,1) = x(2);   J(2,2) = x(1); </text:span></text:p>
      <text:p text:style-name="P1">% end function</text:p>
      <text:p text:style-name="P1">endfunction</text:p>
      <text:p text:style-name="P2"> </text:p>
      <text:p text:style-name="P1">f_2([2;1])</text:p>
      <text:p text:style-name="P1">jacob2x2([2;1])</text:p>
      <text:p text:style-name="P2"> </text:p>
      <text:p text:style-name="P1">[sol, iter] = newtonm(x0= [2;1],f = @f_2,J = @jacob2x2, epsilon = 0.0000001)</text:p>
      <text:p text:style-name="P2"> </text:p>
      <text:p text:style-name="P1">%{</text:p>
      <text:p text:style-name="P1">sol =</text:p>
      <text:p text:style-name="P2">   <text:span text:style-name="T1">5.0000</text:span></text:p>
      <text:p text:style-name="P2">   <text:span text:style-name="T1">5.0000</text:span></text:p>
      <text:p text:style-name="P2"> </text:p>
      <text:p text:style-name="P1">iter =  22</text:p>
      <text:p text:style-name="P1">%}</text:p>
      <text:p text:style-name="P3">%{</text:p>
      <text:p text:style-name="P1">Problema 1</text:p>
      <text:p text:style-name="P1">%}</text:p>
      <text:p text:style-name="P2"> </text:p>
      <text:p text:style-name="P1">function f = ecuatie(x)</text:p>
      <text:p text:style-name="P2">  <text:span text:style-name="T1">f = x^3 - 2 * x^2 + 5*x - 7;</text:span></text:p>
      <text:p text:style-name="P1">endfunction  </text:p>
      <text:p text:style-name="P2"> </text:p>
      <text:p text:style-name="P1">sol = bisectie(a = 1, b = 2, f = @ecuatie, tol = 0.0000000001)</text:p>
      <text:p text:style-name="P1">%sol =  1.6038           </text:p>
      <text:p text:style-name="P2"> </text:p>
      <text:p text:style-name="P1"><text:soft-page-break/>%{</text:p>
      <text:p text:style-name="P1">Problema 2</text:p>
      <text:p text:style-name="P1">%}</text:p>
      <text:p text:style-name="P2"> </text:p>
      <text:p text:style-name="P1">function f = ecuatie(x)</text:p>
      <text:p text:style-name="P2">  <text:span text:style-name="T1">f = x^3 - 2 * x^2 + 5*x - 7;</text:span></text:p>
      <text:p text:style-name="P1">endfunction  </text:p>
      <text:p text:style-name="P2"> </text:p>
      <text:p text:style-name="P1">sol = secanta(a = 1, b = 2, f = @ecuatie, tol = 0.00001)</text:p>
      <text:p text:style-name="P2"> </text:p>
      <text:p text:style-name="P1">%sol =  1.6038</text:p>
      <text:p text:style-name="P2"> </text:p>
      <text:p text:style-name="P1">%{</text:p>
      <text:p text:style-name="P1">Problema 3</text:p>
      <text:p text:style-name="P1">%}</text:p>
      <text:p text:style-name="P2"> </text:p>
      <text:p text:style-name="P1">function f = ecuatie(x)</text:p>
      <text:p text:style-name="P2">  <text:span text:style-name="T1">f = x^3 - 2 * x^2 + 5*x - 7;</text:span></text:p>
      <text:p text:style-name="P1">endfunction  </text:p>
      <text:p text:style-name="P2"> </text:p>
      <text:p text:style-name="P1">function f = derivata_ecuatie(x)</text:p>
      <text:p text:style-name="P2">  <text:span text:style-name="T1">f = 3 * x^2 - 4 * x + 5;</text:span></text:p>
      <text:p text:style-name="P1">endfunction  </text:p>
      <text:p text:style-name="P2"> </text:p>
      <text:p text:style-name="P1">sol = tangenta(x0 = 0, f = @ecuatie, fd = @derivata_ecuatie, tol = 0.00001)</text:p>
      <text:p text:style-name="P2"> </text:p>
      <text:p text:style-name="P1">%sol =  1.6038</text:p>
      <text:p text:style-name="P2"> </text:p>
      <text:p text:style-name="P1">%{</text:p>
      <text:p text:style-name="P1">Problema 4</text:p>
      <text:p text:style-name="P1">%}</text:p>
      <text:p text:style-name="P2"> </text:p>
      <text:p text:style-name="P1"><text:soft-page-break/>function f = ecuatie(x)</text:p>
      <text:p text:style-name="P2">  <text:span text:style-name="T1">f = x^3 - 2 * x^2 + 5*x - 7;</text:span></text:p>
      <text:p text:style-name="P1">endfunction  </text:p>
      <text:p text:style-name="P2"> </text:p>
      <text:p text:style-name="P1">sol = aprox_succesive(x0 = 0, f = @ecuatie, tol = 0.00001)</text:p>
      <text:p text:style-name="P1">%sol =  1.603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1:15.526007649</meta:creation-date>
    <dc:date>2020-03-25T14:02:47.472642650</dc:date>
    <meta:editing-duration>PT1M32S</meta:editing-duration>
    <meta:editing-cycles>1</meta:editing-cycles>
    <meta:document-statistic meta:table-count="0" meta:image-count="0" meta:object-count="0" meta:page-count="4" meta:paragraph-count="101" meta:word-count="339" meta:character-count="1715" meta:non-whitespace-character-count="1362"/>
    <meta:generator>LibreOffice/6.0.7.3$Linux_X86_64 LibreOffice_project/00m0$Build-3</meta:generator>
  </office:meta>
</office:document-meta>
</file>